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ee681" officeooo:paragraph-rsid="001ee68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ee681" officeooo:paragraph-rsid="001ee68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f5049" officeooo:paragraph-rsid="001f504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1ee68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1f5049" officeooo:paragraph-rsid="001f504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tyle="normal" fo:font-weight="bold" officeooo:rsid="001f5049" officeooo:paragraph-rsid="001f5049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tyle="normal" fo:font-weight="bold" officeooo:rsid="0020006a" officeooo:paragraph-rsid="0020006a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tyle="normal" fo:font-weight="bold" officeooo:rsid="00209155" officeooo:paragraph-rsid="00209155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tyle="normal" fo:font-weight="bold" officeooo:rsid="00209155" officeooo:paragraph-rsid="002182e1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tyle="normal" fo:font-weight="normal" officeooo:rsid="001f5049" officeooo:paragraph-rsid="001f5049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tyle="normal" fo:font-weight="normal" officeooo:rsid="0020006a" officeooo:paragraph-rsid="0020006a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tyle="normal" fo:font-weight="normal" officeooo:rsid="00209155" officeooo:paragraph-rsid="0020915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5pt" fo:font-weight="bold" officeooo:rsid="001ee681" officeooo:paragraph-rsid="001ee681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tyle="normal" fo:font-weight="normal" officeooo:rsid="00209155" officeooo:paragraph-rsid="0020915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tyle="normal" fo:font-weight="normal" officeooo:rsid="002182e1" officeooo:paragraph-rsid="002182e1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tyle="normal" fo:font-weight="normal" officeooo:rsid="0021e0fb" officeooo:paragraph-rsid="0021e0f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tyle="normal" fo:font-weight="bold" officeooo:rsid="002182e1" officeooo:paragraph-rsid="0021e0fb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1ee68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2cb6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4bcc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57af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2cb6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4bcc9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57af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049" style:font-weight-asian="bold" style:font-weight-complex="bold"/>
    </style:style>
    <style:style style:name="T3" style:family="text">
      <style:text-properties fo:font-weight="bold" officeooo:rsid="0022cb62" style:font-weight-asian="bold" style:font-weight-complex="bold"/>
    </style:style>
    <style:style style:name="T4" style:family="text">
      <style:text-properties fo:font-weight="bold" officeooo:rsid="0024bcc9" style:font-weight-asian="bold" style:font-weight-complex="bold"/>
    </style:style>
    <style:style style:name="T5" style:family="text">
      <style:text-properties fo:font-weight="bold" officeooo:rsid="00257aff" style:font-weight-asian="bold" style:font-weight-complex="bold"/>
    </style:style>
    <style:style style:name="T6" style:family="text">
      <style:text-properties officeooo:rsid="0020006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82e1" style:font-weight-asian="normal" style:font-weight-complex="normal"/>
    </style:style>
    <style:style style:name="T9" style:family="text">
      <style:text-properties officeooo:rsid="0022cb62"/>
    </style:style>
    <style:style style:name="T10" style:family="text">
      <style:text-properties officeooo:rsid="001f5049"/>
    </style:style>
    <style:style style:name="T11" style:family="text">
      <style:text-properties officeooo:rsid="0024bcc9"/>
    </style:style>
    <style:style style:name="T12" style:family="text">
      <style:text-properties officeooo:rsid="00257aff"/>
    </style:style>
    <style:style style:name="T13" style:family="text">
      <style:text-properties officeooo:rsid="00270c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ISTA DE REQUISITOS</text:p>
      <text:p text:style-name="P1"/>
      <text:p text:style-name="P2">1. Stakeholder Request (STRQ)</text:p>
      <text:p text:style-name="P4">Domínio em estudo -Sistema de Cadastro de Alunos</text:p>
      <text:p text:style-name="P4"/>
      <text:p text:style-name="P2">STRQ1 – Logar no sistema</text:p>
      <text:p text:style-name="P4">Descrição: O sistema deverá exibir a tela de login para o usuário colocar suas credenciais <text:span text:style-name="T9">(login e senha)</text:span>, <text:span text:style-name="T11">que deverá haver uma verificação </text:span>se está correto ou não os dados fornecidos.</text:p>
      <text:p text:style-name="P4"/>
      <text:p text:style-name="P4"><text:span text:style-name="T1">STRQ2 –</text:span><text:span text:style-name="T2"> Cadastro de aluno</text:span></text:p>
      <text:p text:style-name="P4">Descrição: O sistema deverá <text:span text:style-name="T9">haver um cadastro de alunos, contendo: nome completo, CPF, RG, data de nascimento, endereço, nome completo do(s) responsável(is), telefone de contato (fixo e/ou celular) e e-mail</text:span>.</text:p>
      <text:p text:style-name="P4"/>
      <text:p text:style-name="P19"><text:span text:style-name="T1">STRQ</text:span><text:span text:style-name="T3">3</text:span><text:span text:style-name="T1"> –</text:span><text:span text:style-name="T2"> </text:span><text:span text:style-name="T4">Histórico de cursos</text:span></text:p>
      <text:p text:style-name="P22"><text:span text:style-name="T10">D</text:span>escrição: <text:span text:style-name="T11">No cadastro do aluno, deverá haver uma seção onde serão inseridos os cursos que o aluno está matriculado, contendo data de início e término. Os cursos já finalizados deverão ficar no histórico.</text:span></text:p>
      <text:p text:style-name="P22"/>
      <text:p text:style-name="P20"><text:span text:style-name="T1">STRQ</text:span><text:span text:style-name="T5">4</text:span><text:span text:style-name="T1"> –</text:span><text:span text:style-name="T2"> <text:s/></text:span><text:span text:style-name="T4">Aviso na matrícula de cursos</text:span></text:p>
      <text:p text:style-name="P23"><text:span text:style-name="T10">D</text:span>escrição: <text:span text:style-name="T11">Um aluno apenas poderá estar matriculado como “ativo” em apenas dois cursos, caso tente-se matricular em um terceiro curso, o sistema deverá avisar e não permitir a matrícula.</text:span></text:p>
      <text:p text:style-name="P23"/>
      <text:p text:style-name="P20"><text:span text:style-name="T1">STRQ</text:span><text:span text:style-name="T5">5</text:span><text:span text:style-name="T1"> –</text:span><text:span text:style-name="T2"> <text:s/></text:span><text:span text:style-name="T4">Código de aluno</text:span></text:p>
      <text:p text:style-name="P23"><text:span text:style-name="T10">D</text:span>escrição: <text:span text:style-name="T11">Cada aluno deverá haver um código de matrícula, sendo um número sequencial gerado na hora da matrícula. Esse número não poderá ser alterado nem duplicado.</text:span></text:p>
      <text:p text:style-name="P23"/>
      <text:p text:style-name="P21"><text:span text:style-name="T1">STRQ</text:span><text:span text:style-name="T5">6</text:span><text:span text:style-name="T1"> –</text:span><text:span text:style-name="T2"> <text:s/></text:span><text:span text:style-name="T5">Aluno duplicado</text:span></text:p>
      <text:p text:style-name="P24"><text:span text:style-name="T10">D</text:span>escrição: <text:span text:style-name="T12">No sistema não deverá existir cadastro duplicado de aluno, isto é, mesmo aluno com mais de um número de matrícula. Caso tente-se cadastrar aluno já cadastrado, o sistema deverá avisar.</text:span></text:p>
      <text:p text:style-name="P24"/>
      <text:p text:style-name="P21"><text:span text:style-name="T1">STRQ</text:span><text:span text:style-name="T5">7</text:span><text:span text:style-name="T1"> –</text:span><text:span text:style-name="T2"> <text:s/></text:span><text:span text:style-name="T5">Alteração de dados dos alunos</text:span></text:p>
      <text:p text:style-name="P24"><text:span text:style-name="T10">D</text:span>escrição: <text:span text:style-name="T12">O sistema deverá permitir alteração dos dados cadastrais dos alunos, e todas as alterações deverão ficar em histórico, contendo data, qual a alteração efetuada e pessoa responsável pela atualização do cadastro.</text:span></text:p>
      <text:p text:style-name="P4"/>
      <text:p text:style-name="P21"><text:span text:style-name="T1">STRQ</text:span><text:span text:style-name="T5">8</text:span><text:span text:style-name="T1"> –</text:span><text:span text:style-name="T2"> <text:s/></text:span><text:span text:style-name="T5">Exclusão de aluno</text:span></text:p>
      <text:p text:style-name="P24"><text:span text:style-name="T10">D</text:span>escrição: <text:span text:style-name="T13">O sistema deverá permitir a exclusão de cadastro de aluno, porém, o número de matrícula não poderá ser reutilizado para outro aluno.</text:span></text:p>
      <text:p text:style-name="P4"/>
      <text:p text:style-name="P4"><text:span text:style-name="T1">STRQ</text:span><text:span text:style-name="T5">9</text:span> <text:span text:style-name="T1">– Relatório de aluno</text:span></text:p>
      <text:p text:style-name="P5">Descrição: O sistema deverá exibir uma listagem com todas as informações dos alunos cadastrados no sistema.</text:p>
      <text:p text:style-name="P5"/>
      <text:p text:style-name="P3">STRQ<text:span text:style-name="T12">10</text:span> – Possibilidade de alteração no cadastro de aluno</text:p>
      <text:p text:style-name="P10">Descrição: O sistema deverá permitir alterar as informações do aluno já cadastr<text:span text:style-name="T6">ado</text:span> no sistema mantendo o histórico de alterações.</text:p>
      <text:p text:style-name="P10"/>
      <text:p text:style-name="P6"><text:soft-page-break/>STRQ<text:span text:style-name="T12">11</text:span> – Cadastro de professor</text:p>
      <text:p text:style-name="P10">Descrição: O sistema deverá cadastrar os dados do professor verificando algumas restrições do sistema e assim computando no banco de dados.</text:p>
      <text:p text:style-name="P10"/>
      <text:p text:style-name="P6">STRQ<text:span text:style-name="T12">12</text:span> – Relatório de professor</text:p>
      <text:p text:style-name="P10">Descrição: O sistema deverá exibir uma listagem com todas as informações dos professores cadastrados no sistema.</text:p>
      <text:p text:style-name="P10"/>
      <text:p text:style-name="P6">STRQ<text:span text:style-name="T12">13</text:span> – Possibilidade de alteração no cadastro de professor</text:p>
      <text:p text:style-name="P10">Descrição: O sistema deverá <text:span text:style-name="T6">permitir alterar as informações do professor já cadastrado no sistema mantendo o histórico de alterações.</text:span></text:p>
      <text:p text:style-name="P10"/>
      <text:p text:style-name="P7">STRQ<text:span text:style-name="T12">14</text:span> – Cadastro de curso</text:p>
      <text:p text:style-name="P11">Descrição: O sistema deverá cadastrar os dados do curso verificando algumas restrições do sistema e assim computando no banco de dados.</text:p>
      <text:p text:style-name="P11"/>
      <text:p text:style-name="P8">STRQ<text:span text:style-name="T12">15</text:span> – Relatório de curso</text:p>
      <text:p text:style-name="P12">Descrição: O sistema deverá exibir uma listagem com todas as informações dos cursos cadastrados no sistema.</text:p>
      <text:p text:style-name="P12"/>
      <text:p text:style-name="P8">STRQ1<text:span text:style-name="T12">6</text:span> – Possibilidade de alteração no cadastro de curso</text:p>
      <text:p text:style-name="P12">Descrição: O sistema deverá permitir alterar as informações do curso já cadastrado no sistema mantendo o histórico de alterações.</text:p>
      <text:p text:style-name="P12"/>
      <text:p text:style-name="P8">STRQ1<text:span text:style-name="T12">7</text:span> – Reportar erro</text:p>
      <text:p text:style-name="P12">Descrição: O sistema deverá exibir um formulário para preencher o problema encontrando no sistema.</text:p>
      <text:p text:style-name="P12"/>
      <text:p text:style-name="P12"/>
      <text:p text:style-name="P12"/>
      <text:p text:style-name="P12"/>
      <text:p text:style-name="P8">2. Necessidades (NEC)</text:p>
      <text:p text:style-name="P8"/>
      <text:p text:style-name="P8">NEC1 – Banco de dados</text:p>
      <text:p text:style-name="P9"><text:span text:style-name="T7">Descrição: Um banco de dados será extremamente necessário para o sistema do cliente, para que sejam cadastrados as informações dos alunos, cursos e professores </text:span><text:span text:style-name="T8">e para que haja um melhor controle sobre as informações. </text:span></text:p>
      <text:p text:style-name="P15"/>
      <text:p text:style-name="P17">NEC2 – Gerenciamento por cadastro</text:p>
      <text:p text:style-name="P16">Descrição: Os cadastros deverão conter RA’s para que os mesmo sejam diferenciados e para que possibilite uma busca no sistema de modo mais ráp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9:47:57.558000000</meta:creation-date>
    <dc:date>2017-09-11T22:53:08.513000000</dc:date>
    <meta:editing-duration>PT13M3S</meta:editing-duration>
    <meta:editing-cycles>2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2" meta:word-count="562" meta:character-count="3687" meta:non-whitespace-character-count="3142"/>
  </office:meta>
</office:document-meta>
</file>